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text-properties style:font-name="Calibri1"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alibri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5" style:family="paragraph" style:parent-style-name="Default">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6" style:family="paragraph" style:parent-style-name="Default">
      <style:paragraph-properties style:text-autospace="none"/>
      <style:text-properties style:font-name="Calibri1" fo:font-size="11pt" fo:font-weight="normal" style:font-size-asian="11pt" style:font-weight-asian="normal" style:font-size-complex="11pt" style:font-weight-complex="normal"/>
    </style:style>
    <style:style style:name="P7" style:family="paragraph" style:parent-style-name="Default">
      <style:paragraph-properties style:text-autospace="none"/>
      <style:text-properties style:font-name="Calibri1" fo:font-size="8pt" fo:font-weight="normal"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10" style:family="paragraph" style:parent-style-name="Default">
      <style:paragraph-properties style:text-autospace="none"/>
      <style:text-properties fo:color="#000000" style:font-name="Calibri1" fo:font-size="12pt" fo:font-weight="bold" style:font-name-asian="Calibri" style:font-size-asian="12pt" style:font-weight-asian="bold" style:font-name-complex="Calibri" style:font-size-complex="12pt" style:font-weight-complex="bold"/>
    </style:style>
    <style:style style:name="P11" style:family="paragraph" style:parent-style-name="Default">
      <style:paragraph-properties style:text-autospace="none"/>
      <style:text-properties fo:color="#000000" style:text-line-through-style="none" style:font-name="Calibri1" fo:font-size="11pt" style:text-underline-style="none" fo:font-weight="normal" style:font-name-asian="Calibri" style:font-size-asian="11pt" style:font-weight-asian="normal" style:font-name-complex="Calibri" style:font-size-complex="11pt" style:font-weight-complex="normal"/>
    </style:style>
    <style:style style:name="P12" style:family="paragraph" style:parent-style-name="Default">
      <style:paragraph-properties style:text-autospace="none"/>
      <style:text-properties fo:color="#000000" style:text-line-through-style="none" style:font-name="Calibri1" fo:font-size="12pt" style:text-underline-style="none" fo:font-weight="bold" style:font-name-asian="Calibri" style:font-size-asian="12pt" style:font-weight-asian="bold" style:font-name-complex="Calibri" style:font-size-complex="12pt" style:font-weight-complex="bold"/>
    </style:style>
    <style:style style:name="P13" style:family="paragraph" style:parent-style-name="Default">
      <style:paragraph-properties style:text-autospace="none"/>
      <style:text-properties style:font-name="Calibri1" fo:font-size="11pt" fo:font-weight="normal" style:font-size-asian="11pt" style:font-weight-asian="normal" style:font-size-complex="11pt" style:font-weight-complex="normal"/>
    </style:style>
    <style:style style:name="T1" style:family="text">
      <style:text-properties fo:color="#000000" style:text-line-through-style="none" style:text-underline-style="none" style:font-name-asian="Calibri" style:font-name-complex="Calibri"/>
    </style:style>
    <style:style style:name="T2" style:family="text">
      <style:text-properties fo:color="#000000" style:text-line-through-style="none" fo:font-size="8pt" style:text-underline-style="none" style:font-name-asian="Calibri" style:font-size-asian="8pt" style:font-name-complex="Calibri" style:font-size-complex="8pt"/>
    </style:style>
    <style:style style:name="T3" style:family="text">
      <style:text-properties style:font-name="Calibri1" fo:font-size="11pt" style:font-size-asian="11pt" style:font-size-complex="11pt"/>
    </style:style>
    <style:style style:name="T4" style:family="text">
      <style:text-properties fo:font-variant="normal" fo:text-transform="none" fo:color="#000000" style:text-line-through-style="none" fo:letter-spacing="normal" fo:font-style="normal" style:text-underline-style="none" style:font-name-asian="Calibri"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verständniserklärung</text:p>
      <text:p text:style-name="P4">Sie sind eingeladen an einer Studie zur sozialen Akzeptanz von Virtual Reality Brillen, durchgeführt von Stephan Jäger, Alexander Nedorost und Alexander Eder unter Leitung von Valentin Schwind und Niels Henze an der Universität Regensburg.</text:p>
      <text:list xml:id="list6032549899969782002" text:style-name="L1">
        <text:list-item>
          <text:p text:style-name="P9">Die Teilnahme ist freiwillig</text:p>
        </text:list-item>
        <text:list-item>
          <text:p text:style-name="P9">Die Studie dauert ca. 10 Minuten</text:p>
        </text:list-item>
        <text:list-item>
          <text:p text:style-name="P9">Wir werden persönliche Daten erheben (Alter, Geschlecht, etc.)</text:p>
        </text:list-item>
        <text:list-item>
          <text:p text:style-name="P9">Wir könnten die Resultate dieser Studie veröffentlichen, alle Daten werden anonymisiert und Ihr Name wird nirgendwo auftauchen.</text:p>
        </text:list-item>
      </text:list>
      <text:p text:style-name="P1"><text:span text:style-name="T3">Sollten Sie Fragen oder Beschwerden haben zu dieser Studie oder Ihren Rechten als Studienteilnehmer haben kontaktieren sie bitte Valentin Schwind (valentin.schwind@ur.de) oder Niels Henze (</text:span><text:a xlink:type="simple" xlink:href="mailto:niels.henze@ur.de" text:style-name="Internet_20_link" text:visited-style-name="Visited_20_Internet_20_Link"><text:span text:style-name="T3">niels.henze@ur.de</text:span></text:a><text:span text:style-name="T3">).</text:span></text:p>
      <text:p text:style-name="P4"/>
      <text:p text:style-name="P3">Teilnahme und Compensation</text:p>
      <text:p text:style-name="P4">Die Teilnahme an der Studie ist vollkommen freiwillig, es werden ca. 60 Personen daran teilnehmen. Sie werden eine Aufwandsentschädigung erhalten. Sie können jederzeit die Teilnahme abbrechen ohne Folgen und ohne Verlust der Aufwandsentschädigung. Sie können die Beantwortung von Fragen die Sie nicht beantworten möchten verweigern.</text:p>
      <text:p text:style-name="P4"/>
      <text:p text:style-name="P3">Prozedur</text:p>
      <text:p text:style-name="P4">Nachdem Sie Ihr Einverständnis gegeben haben, werden Sie mit einem Forscher einen Fragebogen durchgehen. Die Durchführung dieser Prozedur sollte ca. 10 Minuten dauern.</text:p>
      <text:p text:style-name="P4"/>
      <text:p text:style-name="P3">Risiken und Nutzen</text:p>
      <text:p text:style-name="P5">Diese Studie ist mit keinerlei Risiken verbunden, jegliche Beschwerden und Unannehmlichkeiten werden minimal sein und sehr unwahrscheinlich eintreten. Ihr Nutzen aus der Teilnahme ist die Aufwandsentschädigung.</text:p>
      <text:p text:style-name="P5"/>
      <text:p text:style-name="P10">Informationen zum Datenschutz </text:p>
      <text:p text:style-name="P11">Persönliche Daten (Alter, Geschlecht, etc.) werden während der Teilnahme erhoben. Die Vertraulichkeit Ihrer Daten und Ihrer Teilnahme wird gewährleistet. Alle Daten werden anonymisiert und vertraulich behandelt nach der Datenschutz-Grundverordnung der Europäischen Union. Die Verwendung der Daten wird nach den Richtlinien der Datenschutz-Grundverordnung erfolgen. Sollte es zu einer Verletzung der Vertraulichkeit kommen werden Sie von den Forschern darüber informiert.</text:p>
      <text:p text:style-name="P11"/>
      <text:p text:style-name="P12">Kontakt </text:p>
      <text:p text:style-name="P11">Bei offenen Fragen oder Sorgen bezüglich dieser Studie, wenden Sie sich bitte an:</text:p>
      <text:p text:style-name="P11"/>
      <text:p text:style-name="P11">Dr. Valentin Schwind<text:tab/><text:tab/><text:tab/><text:tab/>Prof. Dr. Niels Henze</text:p>
      <text:p text:style-name="P11">Leiter der Studie <text:tab/><text:tab/><text:tab/><text:tab/>Professor für Medieninformatik</text:p>
      <text:p text:style-name="P6"><text:span text:style-name="T4">Universität Regensburg<text:tab/><text:tab/><text:tab/><text:tab/>Universität Regensburg</text:span><text:span text:style-name="T1"><text:line-break/></text:span><text:span text:style-name="T4">Lehrstuhl für Medieninformatik<text:tab/><text:tab/><text:tab/>Lehrstuhl für Medieninformatik</text:span><text:span text:style-name="T1"><text:line-break/></text:span><text:span text:style-name="T4">D-93040 Regensburg</text:span><text:span text:style-name="T1"> <text:tab/><text:tab/><text:tab/><text:tab/>D-93040 Regensburg</text:span></text:p>
      <text:p text:style-name="P11"/>
      <text:p text:style-name="P12">Einverständnis<text:tab/></text:p>
      <text:p text:style-name="P6"><text:span text:style-name="T1">Ich verstehe die Erklärungen die ich erhalten habe und meine Fragen wurden zu meiner Zufriedenheit beantwortet. Mit meiner Unterschrift erkläre ich freiwillig mein Einverständnis zur Teilnahme an dieser Studie.</text:span></text:p>
      <text:p text:style-name="P11"/>
      <text:p text:style-name="P6"/>
      <text:p text:style-name="P11">____________________<text:tab/><text:tab/>________________________________________</text:p>
      <text:p text:style-name="P7">Ort, Datum <text:tab/><text:tab/><text:tab/><text:tab/>Unterschrift Teilnehme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Eder</meta:initial-creator>
    <meta:creation-date>2019-07-02T16:06:33.48</meta:creation-date>
    <dc:date>2019-07-02T17:45:41</dc:date>
    <dc:creator>Alexander Eder</dc:creator>
    <meta:editing-duration>PT40M42S</meta:editing-duration>
    <meta:editing-cycles>2</meta:editing-cycles>
    <meta:generator>OpenOffice/4.1.5$Win32 OpenOffice.org_project/415m1$Build-9789</meta:generator>
    <meta:document-statistic meta:table-count="0" meta:image-count="0" meta:object-count="0" meta:page-count="1" meta:paragraph-count="24" meta:word-count="338" meta:character-count="2649"/>
  </office:meta>
</office:document-meta>
</file>